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ggestionListGenerator.contextualize(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ggestionListGenerator.setup(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uggestionList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ggestionListGenerator.gener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